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695" officeooo:paragraph-rsid="0003b695"/>
    </style:style>
    <style:style style:name="P2" style:family="paragraph" style:parent-style-name="Standard" style:list-style-name="L1">
      <style:text-properties officeooo:rsid="0003d7d4" officeooo:paragraph-rsid="00059239"/>
    </style:style>
    <style:style style:name="P3" style:family="paragraph" style:parent-style-name="Standard">
      <style:text-properties officeooo:rsid="0003d7d4" officeooo:paragraph-rsid="00059239"/>
    </style:style>
    <style:style style:name="P4" style:family="paragraph" style:parent-style-name="Standard">
      <style:text-properties officeooo:rsid="0003d7d4" officeooo:paragraph-rsid="0003d7d4"/>
    </style:style>
    <style:style style:name="P5" style:family="paragraph" style:parent-style-name="Standard">
      <style:text-properties officeooo:rsid="0003d7d4" officeooo:paragraph-rsid="00053872"/>
    </style:style>
    <style:style style:name="P6" style:family="paragraph" style:parent-style-name="Standard">
      <style:text-properties officeooo:rsid="00059239" officeooo:paragraph-rsid="00059239"/>
    </style:style>
    <style:style style:name="P7" style:family="paragraph" style:parent-style-name="Standard">
      <style:text-properties officeooo:rsid="00059239" officeooo:paragraph-rsid="0006a1f5"/>
    </style:style>
    <style:style style:name="P8" style:family="paragraph" style:parent-style-name="Standard">
      <style:text-properties officeooo:rsid="00059239" officeooo:paragraph-rsid="00085de2"/>
    </style:style>
    <style:style style:name="P9" style:family="paragraph" style:parent-style-name="Standard">
      <style:text-properties officeooo:rsid="00059239" officeooo:paragraph-rsid="00095eb9"/>
    </style:style>
    <style:style style:name="T1" style:family="text">
      <style:text-properties officeooo:rsid="0004a6c7"/>
    </style:style>
    <style:style style:name="T2" style:family="text">
      <style:text-properties officeooo:rsid="0005b5d0"/>
    </style:style>
    <style:style style:name="T3" style:family="text">
      <style:text-properties officeooo:rsid="0006a1f5"/>
    </style:style>
    <style:style style:name="T4" style:family="text">
      <style:text-properties officeooo:rsid="00095e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Report - Anjul</text:p>
      <text:p text:style-name="P1"/>
      <text:p text:style-name="P4"><text:span text:style-name="T1">There are two portion of the project on which I worked on</text:span></text:p>
      <text:p text:style-name="P5"/>
      <text:p text:style-name="P5"><text:span text:style-name="T1">(Stage 1) </text:span>Android uploads a file to server -&gt; <text:span text:style-name="T1">(Stage 2) </text:span>Server stores and file and maintains a queue for the coming files to be analysed in the order in which they are being uploaded -&gt; <text:span text:style-name="T1">(Stage 3) Analysis of files -&gt; (Stage 4) Storing the speedbreakers data in a database </text:span></text:p>
      <text:p text:style-name="P5"/>
      <text:p text:style-name="P3"><text:span text:style-name="T1">(Stage 5) Android requests the speedbreakers data giving its GPS location to the server -&gt; (Stage 6) Server returns the GPS of the nearest breakers</text:span></text:p>
      <text:p text:style-name="P3"/>
      <text:p text:style-name="P6">Tools Used :</text:p>
      <text:p text:style-name="P6"/>
      <text:p text:style-name="P6">Android file upload to the server (HttpURLConnection of Android <text:span text:style-name="T2">for communication with the server </text:span>and<text:span text:style-name="T2"> file upload using the Http multipart/form-data protocol for file uploads)</text:span> </text:p>
      <text:p text:style-name="P6"/>
      <text:p text:style-name="P7"><text:span text:style-name="T3">Server is built with django framework</text:span></text:p>
      <text:p text:style-name="P7"/>
      <text:p text:style-name="P8"><text:span text:style-name="T3">Server side handling of the request for the speed breakers form the android clients (Django rest framework )</text:span></text:p>
      <text:p text:style-name="P8"/>
      <text:p text:style-name="P9"><text:span text:style-name="T4">Managing of asynchronous task of file analysing in the background (Celery using Reddit queue)</text:span></text:p>
      <text:p text:style-name="P9"/>
      <text:p text:style-name="P9"><text:span text:style-name="T4">Database management (PostreSQL implemented with python using psycopg)</text:span></text:p>
      <text:p text:style-name="P9"/>
      <text:p text:style-name="P9"><text:tab/></text:p>
      <text:list xml:id="list4696052281477705892" text:style-name="L1">
        <text:list-header>
          <text:p text:style-name="P2"><text:span text:style-name="T1"><text:s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4:00:04.794517760</meta:creation-date>
    <meta:generator>LibreOffice/4.2.8.2$Linux_x86 LibreOffice_project/420m0$Build-2</meta:generator>
    <dc:date>2015-07-20T14:21:44.276429914</dc:date>
    <meta:editing-duration>PT20M32S</meta:editing-duration>
    <meta:editing-cycles>9</meta:editing-cycles>
    <meta:document-statistic meta:table-count="0" meta:image-count="0" meta:object-count="0" meta:page-count="1" meta:paragraph-count="12" meta:word-count="167" meta:character-count="996" meta:non-whitespace-character-count="836"/>
  </office:meta>
</office:document-meta>
</file>